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55f" officeooo:paragraph-rsid="0008155f"/>
    </style:style>
    <style:style style:name="P2" style:family="paragraph" style:parent-style-name="Standard">
      <style:text-properties officeooo:rsid="0008ba36" officeooo:paragraph-rsid="0008ba36"/>
    </style:style>
    <style:style style:name="P3" style:family="paragraph" style:parent-style-name="Standard">
      <style:text-properties officeooo:rsid="0008ba36" officeooo:paragraph-rsid="00163c63"/>
    </style:style>
    <style:style style:name="P4" style:family="paragraph" style:parent-style-name="Standard">
      <style:text-properties officeooo:paragraph-rsid="000e163c"/>
    </style:style>
    <style:style style:name="P5" style:family="paragraph" style:parent-style-name="Standard">
      <style:text-properties officeooo:rsid="00101911" officeooo:paragraph-rsid="0008ba36"/>
    </style:style>
    <style:style style:name="P6" style:family="paragraph" style:parent-style-name="Standard">
      <style:text-properties officeooo:rsid="00101911" officeooo:paragraph-rsid="00163c63"/>
    </style:style>
    <style:style style:name="P7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officeooo:rsid="00101911" officeooo:paragraph-rsid="00163c63"/>
    </style:style>
    <style:style style:name="P8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officeooo:rsid="00101911" officeooo:paragraph-rsid="00163c63"/>
    </style:style>
    <style:style style:name="P9" style:family="paragraph" style:parent-style-name="Standard">
      <style:text-properties officeooo:rsid="0008155f" officeooo:paragraph-rsid="0008155f" fo:background-color="#ffff00"/>
    </style:style>
    <style:style style:name="P10" style:family="paragraph" style:parent-style-name="Standard">
      <style:text-properties officeooo:rsid="00163c63" officeooo:paragraph-rsid="00163c63" fo:background-color="#ffff00"/>
    </style:style>
    <style:style style:name="P11" style:family="paragraph" style:parent-style-name="Standard">
      <style:text-properties officeooo:rsid="00163c63" officeooo:paragraph-rsid="00163c63"/>
    </style:style>
    <style:style style:name="P12" style:family="paragraph" style:parent-style-name="Standard">
      <style:text-properties officeooo:paragraph-rsid="00163c63"/>
    </style:style>
    <style:style style:name="P13" style:family="paragraph" style:parent-style-name="Standard">
      <style:text-properties officeooo:rsid="0008155f" officeooo:paragraph-rsid="0008155f" fo:background-color="transparent"/>
    </style:style>
    <style:style style:name="P14" style:family="paragraph" style:parent-style-name="Standard">
      <style:text-properties officeooo:rsid="0008155f" officeooo:paragraph-rsid="0018f837" fo:background-color="transparent"/>
    </style:style>
    <style:style style:name="P15" style:family="paragraph" style:parent-style-name="Standard">
      <style:text-properties officeooo:rsid="001da55f" officeooo:paragraph-rsid="001da55f" fo:background-color="transparent"/>
    </style:style>
    <style:style style:name="T1" style:family="text">
      <style:text-properties officeooo:rsid="0008155f"/>
    </style:style>
    <style:style style:name="T2" style:family="text">
      <style:text-properties officeooo:rsid="00086362"/>
    </style:style>
    <style:style style:name="T3" style:family="text">
      <style:text-properties officeooo:rsid="000e163c"/>
    </style:style>
    <style:style style:name="T4" style:family="text">
      <style:text-properties officeooo:rsid="000fff40"/>
    </style:style>
    <style:style style:name="T5" style:family="text">
      <style:text-properties officeooo:rsid="00121327"/>
    </style:style>
    <style:style style:name="T6" style:family="text">
      <style:text-properties officeooo:rsid="001250f9"/>
    </style:style>
    <style:style style:name="T7" style:family="text">
      <style:text-properties officeooo:rsid="00130d98"/>
    </style:style>
    <style:style style:name="T8" style:family="text">
      <style:text-properties officeooo:rsid="00130dad"/>
    </style:style>
    <style:style style:name="T9" style:family="text">
      <style:text-properties officeooo:rsid="001334f4"/>
    </style:style>
    <style:style style:name="T10" style:family="text">
      <style:text-properties officeooo:rsid="00163c63"/>
    </style:style>
    <style:style style:name="T11" style:family="text">
      <style:text-properties officeooo:rsid="0018f837"/>
    </style:style>
    <style:style style:name="T12" style:family="text">
      <style:text-properties officeooo:rsid="0019a197"/>
    </style:style>
    <style:style style:name="T13" style:family="text">
      <style:text-properties officeooo:rsid="001a0661"/>
    </style:style>
    <style:style style:name="T14" style:family="text">
      <style:text-properties officeooo:rsid="001b8b24"/>
    </style:style>
    <style:style style:name="T15" style:family="text">
      <style:text-properties officeooo:rsid="001d2d2d"/>
    </style:style>
    <style:style style:name="T16" style:family="text">
      <style:text-properties officeooo:rsid="001da55f"/>
    </style:style>
    <style:style style:name="T17" style:family="text">
      <style:text-properties officeooo:rsid="001e24ef"/>
    </style:style>
    <style:style style:name="T18" style:family="text">
      <style:text-properties officeooo:rsid="001fd5c2"/>
    </style:style>
    <style:style style:name="T19" style:family="text">
      <style:text-properties officeooo:rsid="002151fb"/>
    </style:style>
    <style:style style:name="T20" style:family="text">
      <style:text-properties officeooo:rsid="00222b74"/>
    </style:style>
    <style:style style:name="T21" style:family="text">
      <style:text-properties officeooo:rsid="0022df08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ng.Lei <text:span text:style-name="T21">(orientado en cáncer)</text:span></text:p>
      <text:p text:style-name="P1">- Metformina (1,1-dimetilbiguanide hidrocloruro)</text:p>
      <text:p text:style-name="P4"><text:span text:style-name="T1">- La metformina es un derivado de la biguanida aprobada por la </text:span>Administración de Alimentos y - <text:s/>Medicamentos de EE.UU. <text:span text:style-name="T3">(</text:span><text:span text:style-name="T1">FDA</text:span><text:span text:style-name="T3">)</text:span></text:p>
      <text:p text:style-name="P9"><text:span text:style-name="T2">- P</text:span>rimera linea contra la diabetes mellitus tipo 2</text:p>
      <text:p text:style-name="P13">- <text:span text:style-name="T11">se le encontraron aplicaciones anticancerígenas en prostata pulmón mama esófago colon melanomas</text:span></text:p>
      <text:p text:style-name="P14">- <text:span text:style-name="T11">sensor o trabajar junto a agentes quimiterapeuticos convencionales o radioterapia.</text:span></text:p>
      <text:p text:style-name="P14"/>
      <text:p text:style-name="P14"><text:span text:style-name="T11">- </text:span><text:span text:style-name="T12">AMPK: al activarse se inhibe la mitosis celular y proliferación <text:s/></text:span><text:span text:style-name="T13">por interactuar con el trabajo conjunto de p53/p21 que interrumpe así el trabajo de la ciclina D1 </text:span><text:span text:style-name="T14">y por ende el ciclo de reproducción celular. </text:span><text:span text:style-name="T15">Al afectar directamente p21 tambien afecta a las quinasas depedientes de ciclina (CDK4-6) lo que afecta ala linea “G1 arrest” . La metformina aumento la activación de AMPK a travez de la fosforilación Thr172</text:span></text:p>
      <text:p text:style-name="P15"/>
      <text:p text:style-name="P14">-<text:span text:style-name="T16">mTOR: naturalmente mTOR es un regulador positivo de la proliferación celular con procesos como la autofagia y la sintesis de proteinas. Tambien se sabe que mTOR tiene dos complejos de señalización funcional mTOR1 y mTOR2 (sencible e insensible a nutrientes). </text:span><text:span text:style-name="T17">La metformina induce la activación de LKB1 </text:span><text:span text:style-name="T18">y AMPK lo que hace que la via mTOR se bloquee <text:s/>y si esto pasa la sintesis de proteinas tambien se ve involucrada.</text:span></text:p>
      <text:p text:style-name="P14"/>
      <text:p text:style-name="P14">- <text:span text:style-name="T18">IGF</text:span><text:span text:style-name="T19">s: se estudia las IGFspo que activan vias de crecimiento y proliferacion que se estuan para el cancer. </text:span><text:span text:style-name="T20">La metformina reduce los niveles de IGF1 </text:span><text:span text:style-name="T21">e insulina, interfiriendo con la proliferación, invación y la capacidad clonógena en el cáncer.</text:span></text:p>
      <text:p text:style-name="P14"/>
      <text:p text:style-name="P14"/>
      <text:p text:style-name="P9"/>
      <text:p text:style-name="P5"/>
      <text:p text:style-name="P11">Lin H. <text:span text:style-name="T21">(orientado en iflamación)</text:span></text:p>
      <text:p text:style-name="P10">-Metformina es un fármaco clásico que se usa para tratar la diabetes tipo 2.</text:p>
      <text:p text:style-name="P12"><text:span text:style-name="T10">-</text:span>como antiinflamatorio, antienvejecimiento, anticancer, mejora de la flora intestinal y otros efectos.</text:p>
      <text:p text:style-name="P3"><text:span text:style-name="T3">- I</text:span>nhibe la <text:span text:style-name="T3">glucogénesis hepática ya que</text:span> <text:span text:style-name="T3">reduce la resistencia a la insulina</text:span></text:p>
      <text:p text:style-name="P3">- <text:span text:style-name="T4">Uso antiinflmatorio por los efectos hipoglucémicos si esta es usada a largo plazo</text:span></text:p>
      <text:p text:style-name="P3">- <text:span text:style-name="T4">Actualmente es estudiada por que se encontraron diversas aplicaciones contra cáncer y otras enfermedades metabólicas</text:span></text:p>
      <text:p text:style-name="P6">-posibles dianas como: AMPK (via dependiente e independiente), LKB1, acetil coa carboxilasa, mTOR, NF-B, Transductor de seales y activador de transcripción 3 (STAT3), Nrf2,</text:p>
      <text:p text:style-name="P6">- <text:span text:style-name="T5">AMPK: </text:span><text:span text:style-name="T6">proteina hetrotrimétrica <text:s/>con resunidades, se activa cuando la energía celular es deficiente es decir cuando </text:span><text:span text:style-name="T7">se incrementa la proporción de AMP <text:s/>por encima de la proporción de ATP.</text:span></text:p>
      <text:p text:style-name="P7"><text:span text:style-name="T7">- metformina tiene un funcionamiento por inhibición del complejo 1 de la mitocondria lo que inhibe fluido de electrones transmembrana </text:span><text:span text:style-name="T8">ypor consecuencia la formación de ATP.</text:span></text:p>
      <text:p text:style-name="P8">- <text:span text:style-name="T9">La autofagia tambien es promocionada pro al activación de AMPK por ende la metformina juega un papel iportante aumentando Benclin-1 y disminuyendo p62SQSTM1 para así finalmente impulsar la degradación de el mediado NLRP3 que es un factor crucial en la inflamación.</text:span></text:p>
      <text:p text:style-name="P6"><text:span text:style-name="T9"><text:s/>- </text:span></text:p>
      <text:p text:style-name="P2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2:00:17.659928365</meta:creation-date>
    <dc:date>2024-09-07T19:02:52.892886739</dc:date>
    <meta:editing-duration>PT9H5M21S</meta:editing-duration>
    <meta:editing-cycles>1</meta:editing-cycles>
    <meta:document-statistic meta:table-count="0" meta:image-count="0" meta:object-count="0" meta:page-count="1" meta:paragraph-count="21" meta:word-count="439" meta:character-count="2799" meta:non-whitespace-character-count="2372"/>
    <meta:generator>LibreOffice/7.3.7.2$Linux_X86_64 LibreOffice_project/30$Build-2</meta:generator>
  </office:meta>
</office:document-meta>
</file>